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abri" svg:font-family="Calabri"/>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loext:graphic-properties draw:fill="none" draw:fill-color="#ffffff"/>
      <style:paragraph-properties fo:background-color="transparent" fo:padding="0in" fo:border="none"/>
      <style:text-properties style:font-name="Calabri" fo:font-size="12pt" officeooo:paragraph-rsid="000cfd08" style:font-size-asian="12pt" style:font-size-complex="12pt"/>
    </style:style>
    <style:style style:name="P2" style:family="paragraph" style:parent-style-name="normal" style:list-style-name="WWNum1">
      <loext:graphic-properties draw:fill="none" draw:fill-color="#ffffff"/>
      <style:paragraph-properties fo:margin-left="0.5in" fo:margin-right="0in" fo:margin-top="0in" fo:margin-bottom="0in" loext:contextual-spacing="false" fo:line-height="108%" fo:text-indent="-0.25in" style:auto-text-indent="false" fo:background-color="transparent" fo:padding="0in" fo:border="none"/>
      <style:text-properties style:font-name="Calabri" fo:font-size="12pt" officeooo:paragraph-rsid="000cfd08" style:font-size-asian="12pt" style:font-size-complex="12pt"/>
    </style:style>
    <style:style style:name="P3" style:family="paragraph" style:parent-style-name="normal" style:list-style-name="WWNum2">
      <loext:graphic-properties draw:fill="none" draw:fill-color="#ffffff"/>
      <style:paragraph-properties fo:margin-left="0.5in" fo:margin-right="0in" fo:margin-top="0in" fo:margin-bottom="0in" loext:contextual-spacing="false" fo:line-height="108%" fo:text-indent="-0.25in" style:auto-text-indent="false" fo:background-color="transparent" fo:padding="0in" fo:border="none"/>
      <style:text-properties style:font-name="Calabri" fo:font-size="12pt" officeooo:paragraph-rsid="000cfd08" style:font-size-asian="12pt" style:font-size-complex="12pt"/>
    </style:style>
    <style:style style:name="P4" style:family="paragraph" style:parent-style-name="normal" style:list-style-name="WWNum1">
      <loext:graphic-properties draw:fill="none" draw:fill-color="#ffffff"/>
      <style:paragraph-properties fo:margin-left="0.5in" fo:margin-right="0in" fo:margin-top="0in" fo:margin-bottom="0in" loext:contextual-spacing="false" fo:line-height="108%" fo:text-indent="-0.25in" style:auto-text-indent="false" fo:background-color="transparent" fo:padding="0in" fo:border="none"/>
      <style:text-properties style:font-name="Calabri" fo:font-size="12pt" fo:font-weight="normal" officeooo:paragraph-rsid="000cfd08" style:font-name-asian="Calibri1" style:font-size-asian="12pt" style:font-weight-asian="normal" style:font-name-complex="Calibri1" style:font-size-complex="12pt"/>
    </style:style>
    <style:style style:name="P5" style:family="paragraph" style:parent-style-name="normal" style:list-style-name="WWNum1">
      <loext:graphic-properties draw:fill="none" draw:fill-color="#ffffff"/>
      <style:paragraph-properties fo:margin-left="0.5in" fo:margin-right="0in" fo:margin-top="0in" fo:margin-bottom="0.111in" loext:contextual-spacing="false" fo:line-height="108%" fo:text-indent="-0.25in" style:auto-text-indent="false" fo:background-color="transparent" fo:padding="0in" fo:border="none"/>
      <style:text-properties style:font-name="Calabri" fo:font-size="12pt" fo:font-weight="normal" officeooo:paragraph-rsid="000cfd08" style:font-name-asian="Calibri1" style:font-size-asian="12pt" style:font-weight-asian="normal" style:font-name-complex="Calibri1" style:font-size-complex="12pt"/>
    </style:style>
    <style:style style:name="P6" style:family="paragraph" style:parent-style-name="normal" style:list-style-name="WWNum1">
      <loext:graphic-properties draw:fill="none" draw:fill-color="#ffffff"/>
      <style:paragraph-properties fo:margin-left="1in" fo:margin-right="0in" fo:margin-top="0in" fo:margin-bottom="0in" loext:contextual-spacing="false" fo:line-height="108%" fo:text-indent="-0.25in" style:auto-text-indent="false" fo:background-color="transparent" fo:padding="0in" fo:border="none"/>
      <style:text-properties style:font-name="Calabri" fo:font-size="12pt" fo:font-weight="normal" officeooo:paragraph-rsid="000cfd08" style:font-name-asian="Calibri1" style:font-size-asian="12pt" style:font-weight-asian="normal" style:font-name-complex="Calibri1" style:font-size-complex="12pt"/>
    </style:style>
    <style:style style:name="P7" style:family="paragraph" style:parent-style-name="normal" style:list-style-name="WWNum2">
      <loext:graphic-properties draw:fill="none" draw:fill-color="#ffffff"/>
      <style:paragraph-properties fo:margin-left="1in" fo:margin-right="0in" fo:margin-top="0in" fo:margin-bottom="0in" loext:contextual-spacing="false" fo:line-height="108%" fo:text-indent="-0.25in" style:auto-text-indent="false" fo:background-color="transparent" fo:padding="0in" fo:border="none"/>
      <style:text-properties style:font-name="Calabri" fo:font-size="12pt" fo:font-weight="normal" officeooo:paragraph-rsid="000cfd08" style:font-name-asian="Calibri1" style:font-size-asian="12pt" style:font-weight-asian="normal" style:font-name-complex="Calibri1" style:font-size-complex="12pt"/>
    </style:style>
    <style:style style:name="T1" style:family="text">
      <style:text-properties style:text-position="super 58%" fo:font-weight="normal" style:font-name-asian="Calibri1" style:font-weight-asian="normal" style:font-name-complex="Calibri1"/>
    </style:style>
    <style:style style:name="T2" style:family="text">
      <style:text-properties fo:font-weight="normal" style:font-name-asian="Calibri1" style:font-weight-asian="normal"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ckground:</text:p>
      <text:list xml:id="list2105765301" text:style-name="WWNum1">
        <text:list-item>
          <text:p text:style-name="P4">The existing data warehouse tables already exist in the companies reporting database but there are no current BI systems to visualize reports.</text:p>
        </text:list-item>
        <text:list-item>
          <text:p text:style-name="P2"><text:span text:style-name="T2">Today is July 15</text:span><text:span text:style-name="T1">th</text:span><text:span text:style-name="T2">, 2008 and you have data up until the end of June.</text:span></text:p>
        </text:list-item>
        <text:list-item>
          <text:p text:style-name="P4">The table schema is a snowflake model where primary key to foreign key relationships are identified by sharing common column names.</text:p>
          <text:list>
            <text:list-item>
              <text:p text:style-name="P6">Example: FactInternetSales.CustomerKey (FK) -&gt; DimCustomer.CustomerKey (PK)</text:p>
            </text:list-item>
          </text:list>
        </text:list-item>
        <text:list-item>
          <text:p text:style-name="P4">All sales/profits/counts/etc. are recorded and reported companywide based on the Order Date.</text:p>
        </text:list-item>
        <text:list-item>
          <text:p text:style-name="P4">All monetary values in the fact tables have been previously converted into US Dollars.</text:p>
        </text:list-item>
        <text:list-item>
          <text:p text:style-name="P5">The final sales amount is the amount the customer has paid and includes taxes and freight costs.</text:p>
        </text:list-item>
      </text:list>
      <text:p text:style-name="P1">Challenge:</text:p>
      <text:list xml:id="list978415163" text:style-name="WWNum2">
        <text:list-item>
          <text:p text:style-name="P3"><text:span text:style-name="T2">As the new Data Analyst you have been asked to complete a number of tasks (below) by various people and departments in the company. Keep in mind the consumer(s) of your analysis and make it as easy to understand as possible. Please use any tools you deem necessary to complete the task</text:span> and add few sentences to describe in plain text, your findings.</text:p>
          <text:list>
            <text:list-item>
              <text:p text:style-name="P7">The CEO would like to see the company’s monthly profit, for each month, as compared to the same month of the previous year to judge the year over year improvements.</text:p>
            </text:list-item>
            <text:list-item>
              <text:p text:style-name="P7"><text:bookmark text:name="_gjdgxs"/>The manager of the Canadian region would like to compare the sales of each product subcategory (except the bike category) in her region versus all other regions in the company. She would also like to see the trends of each of these subcategories month over month.</text:p>
            </text:list-item>
            <text:list-item>
              <text:p text:style-name="P7">The same Canadian manager would also like to run some promotions in her region specifically to sell some more bicycles. Help her identify who/what/where might help make the most successful promotions.</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abri" svg:font-family="Calabri"/>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111in" loext:contextual-spacing="false" fo:line-height="108%" fo:text-align="start" style:justify-single-word="false" fo:orphans="2" fo:widows="2" style:writing-mode="lr-tb"/>
    </style:style>
    <style:style style:name="ListLabel_20_10" style:display-name="ListLabel 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1"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28T20:52:32.260430658</meta:creation-date>
    <dc:date>2024-01-28T23:45:05.254211535</dc:date>
    <meta:editing-duration>PT1M48S</meta:editing-duration>
    <meta:editing-cycles>2</meta:editing-cycles>
    <meta:generator>LibreOffice/6.4.7.2$Linux_X86_64 LibreOffice_project/40$Build-2</meta:generator>
    <meta:document-statistic meta:table-count="0" meta:image-count="0" meta:object-count="0" meta:page-count="1" meta:paragraph-count="13" meta:word-count="290" meta:character-count="1698" meta:non-whitespace-character-count="1432"/>
  </office:meta>
</office:document-meta>
</file>